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draw:fill="none" draw:stroke="solid" svg:stroke-width="0.00694in" svg:stroke-color="#4472c4" draw:marker-end="a404" svg:stroke-opacity="100%" draw:stroke-linejoin="miter" svg:stroke-linecap="butt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58">
      <style:graphic-properties draw:fill="none" draw:stroke="solid" svg:stroke-width="0.00694in" svg:stroke-color="#4472c4" draw:marker-end="a457" svg:stroke-opacity="100%" draw:stroke-linejoin="miter" svg:stroke-linecap="butt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draw:fill="none" draw:stroke="solid" svg:stroke-width="0.00694in" svg:stroke-color="#4472c4" draw:marker-end="a412" svg:stroke-opacity="100%" draw:stroke-linejoin="miter" svg:stroke-linecap="butt"/>
    </style:style>
    <style:style style:family="graphic" style:name="a50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5">
      <style:graphic-properties draw:fill="none" draw:stroke="solid" svg:stroke-width="0.00694in" svg:stroke-color="#4472c4" draw:marker-end="a414" svg:stroke-opacity="100%" draw:stroke-linejoin="miter" svg:stroke-linecap="butt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draw:fill="none" draw:stroke="solid" svg:stroke-width="0.00694in" svg:stroke-color="#4472c4" draw:marker-end="a416" svg:stroke-opacity="100%" draw:stroke-linejoin="miter" svg:stroke-linecap="butt"/>
    </style:style>
    <style:style style:family="graphic" style:name="a50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1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9">
      <style:graphic-properties draw:fill="none" draw:stroke="solid" svg:stroke-width="0.00694in" svg:stroke-color="#ffffff" svg:stroke-opacity="100%" draw:stroke-linejoin="miter" svg:stroke-linecap="butt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1">
      <style:graphic-properties draw:fill="none" draw:stroke="solid" svg:stroke-width="0.00694in" svg:stroke-color="#4472c4" draw:marker-end="a430" svg:stroke-opacity="100%" draw:stroke-linejoin="miter" svg:stroke-linecap="butt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draw:fill="none" draw:stroke="solid" svg:stroke-width="0.00694in" svg:stroke-color="#ffffff" svg:stroke-opacity="100%" draw:stroke-linejoin="miter" svg:stroke-linecap="butt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custom-shape svg:x="0.51493in" svg:y="0.19403in" svg:width="12.44776in" svg:height="7.13433in" draw:id="id63" draw:style-name="a383" draw:name="Rectangle 4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4431in" svg:y="0.19403in" svg:width="11.81437in" svg:height="0.85387in" draw:id="id64" draw:style-name="a387" draw:name="Rectangle 5">
          <svg:title/>
          <svg:desc/>
          <text:p text:style-name="a386" text:class-names="" text:cond-style-name=""><text:span text:style-name="a384" text:class-names="">List of Movies</text:span><text:span text:style-name="a3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52024in" svg:y="1.34731in" svg:width="4.43713in" svg:height="0.92814in" draw:id="id65" draw:style-name="a391" draw:name="Rectangle 6">
          <svg:title/>
          <svg:desc/>
          <text:p text:style-name="a390" text:class-names="" text:cond-style-name=""><text:span text:style-name="a388" text:class-names="">Title 1</text:span><text:span text:style-name="a3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53293in" svg:y="4.96857in" svg:width="4.43713in" svg:height="0.92814in" draw:id="id66" draw:style-name="a395" draw:name="Rectangle 7">
          <svg:title/>
          <svg:desc/>
          <text:p text:style-name="a394" text:class-names="" text:cond-style-name=""><text:span text:style-name="a392" text:class-names="">Title 4</text:span><text:span text:style-name="a3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52024in" svg:y="2.60878in" svg:width="4.43713in" svg:height="0.92814in" draw:id="id67" draw:style-name="a399" draw:name="Rectangle 8">
          <svg:title/>
          <svg:desc/>
          <text:p text:style-name="a398" text:class-names="" text:cond-style-name=""><text:span text:style-name="a396" text:class-names="">Title 2</text:span><text:span text:style-name="a3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836in" svg:y="3.79043in" svg:width="4.43713in" svg:height="0.92814in" draw:id="id68" draw:style-name="a403" draw:name="Rectangle 9">
          <svg:title/>
          <svg:desc/>
          <text:p text:style-name="a402" text:class-names="" text:cond-style-name=""><text:span text:style-name="a400" text:class-names="">Title 3</text:span><text:span text:style-name="a4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58084in" svg:y1="1.92814in" svg:x2="3.86228in" svg:y2="1.92814in" draw:id="id69" draw:style-name="a405" draw:name="Straight Arrow Connector 11">
          <svg:title/>
          <svg:desc/>
        </draw:connector>
        <draw:frame draw:id="id70" draw:style-name="a411" draw:name="TextBox 12" svg:x="1.0479in" svg:y="1.54491in" svg:width="1.29341in" svg:height="0.70684in">
          <draw:text-box>
            <text:p text:style-name="a407" text:class-names="" text:cond-style-name=""><text:span text:style-name="a406" text:class-names="">Button<text:s text:c="1"/></text:span></text:p>
            <text:p text:style-name="a410" text:class-names="" text:cond-style-name=""><text:span text:style-name="a408" text:class-names="">elements</text:span><text:span text:style-name="a409" text:class-names=""/></text:p>
          </draw:text-box>
          <svg:title/>
          <svg:desc/>
        </draw:frame>
        <draw:connector draw:type="line" svg:x1="2.58084in" svg:y1="1.92814in" svg:x2="4.43713in" svg:y2="3.04192in" draw:id="id71" draw:style-name="a413" draw:name="Straight Arrow Connector 14">
          <svg:title/>
          <svg:desc/>
        </draw:connector>
        <draw:connector draw:type="line" svg:x1="2.49772in" svg:y1="1.92814in" svg:x2="4.4836in" svg:y2="5.46707in" draw:id="id72" draw:style-name="a415" draw:name="Straight Arrow Connector 16">
          <svg:title/>
          <svg:desc/>
        </draw:connector>
        <draw:connector draw:type="line" svg:x1="2.46108in" svg:y1="1.92814in" svg:x2="4.35401in" svg:y2="4.23952in" draw:id="id73" draw:style-name="a417" draw:name="Straight Arrow Connector 18">
          <svg:title/>
          <svg:desc/>
        </draw:connector>
        <draw:frame draw:id="id74" draw:style-name="a421" draw:name="TextBox 19" svg:x="1.31138in" svg:y="3.53268in" svg:width="1.89293in" svg:height="2.22148in">
          <draw:text-box>
            <text:p text:style-name="a420" text:class-names="" text:cond-style-name=""><text:span text:style-name="a418" text:class-names="">Create 10 to contain each movie title. They can be stacked on top of each other if you prefer.</text:span><text:span text:style-name="a419" text:class-names=""/></text:p>
          </draw:text-box>
          <svg:title/>
          <svg:desc/>
        </draw:frame>
        <draw:custom-shape svg:x="0.98802in" svg:y="6.26946in" svg:width="11.81437in" svg:height="1.03651in" draw:id="id75" draw:style-name="a425" draw:name="Rectangle 20">
          <svg:title/>
          <svg:desc/>
          <text:p text:style-name="a424" text:class-names="" text:cond-style-name=""><text:span text:style-name="a422" text:class-names="">Contain Details for Customer Services</text:span><text:span text:style-name="a4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draw:style-name="a429" draw:name="TextBox 21" svg:x="9.83832in" svg:y="4.02769in" svg:width="2.44311in" svg:height="1.91855in">
          <draw:text-box>
            <text:p text:style-name="a428" text:class-names="" text:cond-style-name=""><text:span text:style-name="a426" text:class-names="">Display element to contain randomly generated phone number and email – customerservices@keelemoviehouse.co.uk</text:span><text:span text:style-name="a427" text:class-names=""/></text:p>
          </draw:text-box>
          <svg:title/>
          <svg:desc/>
        </draw:frame>
        <draw:connector draw:type="line" svg:x1="11.02395in" svg:y1="5.94625in" svg:x2="9.59281in" svg:y2="6.24707in" draw:id="id77" draw:style-name="a431" draw:name="Straight Arrow Connector 23">
          <svg:title/>
          <svg:desc/>
        </draw:connector>
      </draw:page>
      <draw:page draw:name="Slide3" draw:style-name="a432" draw:master-page-name="Master1-Layout1-title-Title-Slide" presentation:presentation-page-layout-name="Master1-PPL1" draw:id="Slide-258">
        <draw:custom-shape svg:x="1.1497in" svg:y="1.34731in" svg:width="11.21557in" svg:height="0.92814in" draw:id="id78" draw:style-name="a436" draw:name="Rectangle 6">
          <svg:title/>
          <svg:desc/>
          <text:p text:style-name="a435" text:class-names="" text:cond-style-name=""><text:span text:style-name="a433" text:class-names="">Movie Title From Previous Selection</text:span><text:span text:style-name="a4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7773in" svg:y="2.71657in" svg:width="5.53892in" svg:height="0.92814in" draw:id="id79" draw:style-name="a440" draw:name="Rectangle 8">
          <svg:title/>
          <svg:desc/>
          <text:p text:style-name="a439" text:class-names="" text:cond-style-name=""><text:span text:style-name="a437" text:class-names="">Showing Time1 (Day, Time, Theatre No.)</text:span><text:span text:style-name="a4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7773in" svg:y="3.85778in" svg:width="5.53892in" svg:height="0.92814in" draw:id="id80" draw:style-name="a444" draw:name="Rectangle 1">
          <svg:title/>
          <svg:desc/>
          <text:p text:style-name="a443" text:class-names="" text:cond-style-name=""><text:span text:style-name="a441" text:class-names="">Showing Time2 (Day, Time, Theatre No.)</text:span><text:span text:style-name="a4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7773in" svg:y="5.05439in" svg:width="5.53892in" svg:height="0.92814in" draw:id="id81" draw:style-name="a448" draw:name="Rectangle 2">
          <svg:title/>
          <svg:desc/>
          <text:p text:style-name="a447" text:class-names="" text:cond-style-name=""><text:span text:style-name="a445" text:class-names="">Showing Time3 (Day, Time, Theatre No.)</text:span><text:span text:style-name="a4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7773in" svg:y="6.251in" svg:width="5.53892in" svg:height="0.92814in" draw:id="id82" draw:style-name="a452" draw:name="Rectangle 3">
          <svg:title/>
          <svg:desc/>
          <text:p text:style-name="a451" text:class-names="" text:cond-style-name=""><text:span text:style-name="a449" text:class-names="">Showing Time4 (Day, Time, Theatre No.)</text:span><text:span text:style-name="a4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3" draw:style-name="a456" draw:name="TextBox 10" svg:x="0.48004in" svg:y="2.82622in" svg:width="1.64671in" svg:height="0.70684in">
          <draw:text-box>
            <text:p text:style-name="a455" text:class-names="" text:cond-style-name=""><text:span text:style-name="a453" text:class-names="">Display element<text:s text:c="1"/></text:span><text:span text:style-name="a454" text:class-names=""/></text:p>
          </draw:text-box>
          <svg:title/>
          <svg:desc/>
        </draw:frame>
        <draw:connector draw:type="line" svg:x1="1.61677in" svg:y1="3.13174in" svg:x2="2.83233in" svg:y2="2.32335in" draw:id="id84" draw:style-name="a458" draw:name="Straight Arrow Connector 15">
          <svg:title/>
          <svg:desc/>
        </draw:connector>
        <draw:frame draw:id="id85" draw:style-name="a462" draw:name="TextBox 22" svg:x="0.67137in" svg:y="4.08383in" svg:width="2.69989in" svg:height="1.3127in">
          <draw:text-box>
            <text:p text:style-name="a461" text:class-names="" text:cond-style-name=""><text:span text:style-name="a459" text:class-names="">Buttons to display the showing times of the previously selected movie</text:span><text:span text:style-name="a460" text:class-names=""/></text:p>
          </draw:text-box>
          <svg:title/>
          <svg:desc/>
        </draw:frame>
      </draw:page>
      <draw:page draw:name="Slide4" draw:style-name="a463" draw:master-page-name="Master1-Layout1-title-Title-Slide" presentation:presentation-page-layout-name="Master1-PPL1" draw:id="Slide-259">
        <draw:custom-shape svg:x="1.1497in" svg:y="1.34731in" svg:width="11.21557in" svg:height="0.92814in" draw:id="id86" draw:style-name="a467" draw:name="Rectangle 6">
          <svg:title/>
          <svg:desc/>
          <text:p text:style-name="a466" text:class-names="" text:cond-style-name=""><text:span text:style-name="a464" text:class-names="">Seat Selection</text:span><text:span text:style-name="a4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497in" svg:y="2.43713in" svg:width="11.21557in" svg:height="1.82036in" draw:id="id87" draw:style-name="a471" draw:name="Rectangle 8">
          <svg:title/>
          <svg:desc/>
          <text:p text:style-name="a470" text:class-names="" text:cond-style-name=""><text:span text:style-name="a468" text:class-names="">Image of Seat Layout</text:span><text:span text:style-name="a4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1557in" svg:y="4.50898in" svg:width="1.02395in" svg:height="0.92216in" draw:id="id88" draw:style-name="a474" draw:name="Rectangle 4">
          <svg:title/>
          <svg:desc/>
          <text:p text:style-name="a473" text:class-names="" text:cond-style-name=""><text:span text:style-name="a4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5329in" svg:y="4.50898in" svg:width="2.68264in" svg:height="0.92216in" draw:id="id89" draw:style-name="a478" draw:name="Rectangle 7">
          <svg:title/>
          <svg:desc/>
          <text:p text:style-name="a477" text:class-names="" text:cond-style-name=""><text:span text:style-name="a475" text:class-names="">Seat Numbers</text:span><text:span text:style-name="a4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35928in" svg:y1="4.67665in" svg:x2="1.71257in" svg:y2="5.29341in" draw:id="id90" draw:style-name="a479" draw:name="Straight Connector 11">
          <svg:title/>
          <svg:desc/>
        </draw:connector>
        <draw:connector draw:type="line" svg:x1="1.71257in" svg:y1="5.29341in" svg:x2="2.04192in" svg:y2="4.79641in" draw:id="id91" draw:style-name="a480" draw:name="Straight Connector 13">
          <svg:title/>
          <svg:desc/>
        </draw:connector>
        <draw:frame draw:id="id92" draw:style-name="a484" draw:name="TextBox 14" svg:x="5.25748in" svg:y="4.50898in" svg:width="3.94611in" svg:height="0.70684in">
          <draw:text-box>
            <text:p text:style-name="a483" text:class-names="" text:cond-style-name=""><text:span text:style-name="a481" text:class-names="">Dropdown box containing seat numbers</text:span><text:span text:style-name="a482" text:class-names=""/></text:p>
          </draw:text-box>
          <svg:title/>
          <svg:desc/>
        </draw:frame>
        <draw:frame draw:id="id93" draw:style-name="a488" draw:name="TextBox 16" svg:x="4.78443in" svg:y="5.84431in" svg:width="3.94611in" svg:height="0.70684in">
          <draw:text-box>
            <text:p text:style-name="a487" text:class-names="" text:cond-style-name=""><text:span text:style-name="a485" text:class-names="">Button to Submit the seat selection and proceed to the next screen</text:span><text:span text:style-name="a486" text:class-names=""/></text:p>
          </draw:text-box>
          <svg:title/>
          <svg:desc/>
        </draw:frame>
        <draw:custom-shape svg:x="1.26846in" svg:y="5.83209in" svg:width="2.68264in" svg:height="0.92216in" draw:id="id94" draw:style-name="a492" draw:name="Rectangle 17">
          <svg:title/>
          <svg:desc/>
          <text:p text:style-name="a491" text:class-names="" text:cond-style-name=""><text:span text:style-name="a489" text:class-names="">Submit</text:span><text:span text:style-name="a4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" draw:style-name="a493" draw:master-page-name="Master1-Layout1-title-Title-Slide" presentation:presentation-page-layout-name="Master1-PPL1" draw:id="Slide-260">
        <draw:custom-shape svg:x="1.1497in" svg:y="1.34731in" svg:width="11.21557in" svg:height="0.92814in" draw:id="id95" draw:style-name="a497" draw:name="Rectangle 6">
          <svg:title/>
          <svg:desc/>
          <text:p text:style-name="a496" text:class-names="" text:cond-style-name=""><text:span text:style-name="a494" text:class-names="">Order Confirmation</text:span><text:span text:style-name="a4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6587in" svg:y="2.44561in" svg:width="9.66467in" svg:height="2.06936in" draw:id="id96" draw:style-name="a504" draw:name="Rectangle 8">
          <svg:title/>
          <svg:desc/>
          <text:p text:style-name="a499" text:class-names="" text:cond-style-name=""><text:span text:style-name="a498" text:class-names="">Display Booking Summary</text:span></text:p>
          <text:p text:style-name="a503" text:class-names="" text:cond-style-name=""><text:span text:style-name="a500" text:class-names="">(Movie Title, Seat, Price, Runtime, Age Restrictions)</text:span><text:span text:style-name="a501" text:class-names=""><text:s text:c="1"/></text:span><text:span text:style-name="a5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6587in" svg:y="4.77994in" svg:width="4.4012in" svg:height="0.92814in" draw:id="id97" draw:style-name="a508" draw:name="Rectangle 1">
          <svg:title/>
          <svg:desc/>
          <text:p text:style-name="a507" text:class-names="" text:cond-style-name=""><text:span text:style-name="a505" text:class-names="">Customer’s First Name</text:span><text:span text:style-name="a5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2934in" svg:y="4.77994in" svg:width="4.4012in" svg:height="0.92814in" draw:id="id98" draw:style-name="a512" draw:name="Rectangle 4">
          <svg:title/>
          <svg:desc/>
          <text:p text:style-name="a511" text:class-names="" text:cond-style-name=""><text:span text:style-name="a509" text:class-names="">Customer’s Last Name</text:span><text:span text:style-name="a5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9" draw:style-name="a516" draw:name="TextBox 7" svg:x="0.2515in" svg:y="2.63473in" svg:width="1.39521in" svg:height="1.61563in">
          <draw:text-box>
            <text:p text:style-name="a515" text:class-names="" text:cond-style-name=""><text:span text:style-name="a513" text:class-names="">Display element to show booking summary</text:span><text:span text:style-name="a514" text:class-names=""/></text:p>
          </draw:text-box>
          <svg:title/>
          <svg:desc/>
        </draw:frame>
        <draw:custom-shape svg:x="2.06587in" svg:y="6.2273in" svg:width="2.68264in" svg:height="0.92216in" draw:id="id100" draw:style-name="a520" draw:name="Rectangle 9">
          <svg:title/>
          <svg:desc/>
          <text:p text:style-name="a519" text:class-names="" text:cond-style-name=""><text:span text:style-name="a517" text:class-names="">Submit</text:span><text:span text:style-name="a5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1" draw:style-name="a524" draw:name="TextBox 11" svg:x="5.18563in" svg:y="6.15269in" svg:width="2.82635in" svg:height="0.70684in">
          <draw:text-box>
            <text:p text:style-name="a523" text:class-names="" text:cond-style-name=""><text:span text:style-name="a521" text:class-names="">Submit button to confirm booking<text:s text:c="1"/></text:span><text:span text:style-name="a522" text:class-names=""/></text:p>
          </draw:text-box>
          <svg:title/>
          <svg:desc/>
        </draw:frame>
        <draw:frame draw:id="id102" draw:style-name="a528" draw:name="TextBox 12" svg:x="0.49102in" svg:y="4.79017in" svg:width="1.1976in" svg:height="0.70684in">
          <draw:text-box>
            <text:p text:style-name="a527" text:class-names="" text:cond-style-name=""><text:span text:style-name="a525" text:class-names="">Input Elements<text:s text:c="1"/></text:span><text:span text:style-name="a52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12" svg:viewBox="0 0 20 30" svg:d="m10 0-10 30h20z"/>
    <draw:marker draw:name="a430" svg:viewBox="0 0 20 30" svg:d="m10 0-10 30h20z"/>
    <draw:marker draw:name="a414" svg:viewBox="0 0 20 30" svg:d="m10 0-10 30h20z"/>
    <draw:marker draw:name="a404" svg:viewBox="0 0 20 30" svg:d="m10 0-10 30h20z"/>
    <draw:marker draw:name="a457" svg:viewBox="0 0 20 30" svg:d="m10 0-10 30h20z"/>
    <draw:marker draw:name="a416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sam smith</meta:initial-creator>
    <dc:creator>sam smith</dc:creator>
    <meta:creation-date>2023-03-14T12:53:23Z</meta:creation-date>
    <dc:date>2023-03-14T13:49:42Z</dc:date>
    <meta:editing-cycles>1</meta:editing-cycles>
    <meta:editing-duration>PT3378S</meta:editing-duration>
    <meta:document-statistic meta:paragraph-count="32" meta:word-count="179"/>
  </office:meta>
</office:document-meta>
</file>